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F00000225B84EE1EDF437FF8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a9662" draw:textarea-horizontal-align="justify" draw:textarea-vertical-align="middle" draw:auto-grow-height="false" fo:min-height="3.719cm" fo:min-width="15.072cm"/>
    </style:style>
    <style:style style:name="gr2" style:family="graphic" style:parent-style-name="standard">
      <style:graphic-properties draw:fill="solid" draw:fill-color="#6a9662" draw:textarea-horizontal-align="justify" draw:textarea-vertical-align="middle" draw:auto-grow-height="false" fo:min-height="5.924cm" fo:min-width="15.072cm"/>
    </style:style>
    <style:style style:name="gr3" style:family="graphic" style:parent-style-name="Object_20_with_20_no_20_fill_20_and_20_no_20_line">
      <style:graphic-properties draw:stroke="none" draw:fill="solid" draw:fill-color="#6a966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a9662"/>
      <style:paragraph-properties fo:text-align="start"/>
      <style:text-properties fo:color="#c7d500" fo:font-size="24pt" style:font-size-asian="18pt" style:font-size-complex="18pt"/>
    </style:style>
    <style:style style:name="P4" style:family="paragraph">
      <loext:graphic-properties draw:fill="solid" draw:fill-color="#6a9662"/>
      <style:paragraph-properties fo:text-align="center"/>
    </style:style>
    <style:style style:name="T1" style:family="text">
      <style:text-properties fo:color="#f17c0b" fo:font-size="24pt" fo:font-weight="bold" style:font-size-asian="18pt" style:font-size-complex="18pt"/>
    </style:style>
    <style:style style:name="T2" style:family="text">
      <style:text-properties fo:color="#c7d500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5.572cm" svg:height="3.969cm" svg:x="2.928cm" svg:y="9.731cm">
          <text:p text:style-name="P1"><text:span text:style-name="T1">Session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5.572cm" svg:height="6.174cm" svg:x="2.928cm" svg:y="2.7cm">
            <text:p text:style-name="P1"><text:span text:style-name="T1">Computational Graph</text:span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489cm" svg:height="5.716cm" svg:x="13.267cm" svg:y="2.964cm">
            <draw:image xlink:href="Pictures/10000201000001AF00000225B84EE1EDF437FF8E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8:50:14.981120493</meta:creation-date>
    <dc:date>2018-03-20T08:55:29.598142935</dc:date>
    <meta:editing-duration>PT5M13S</meta:editing-duration>
    <meta:editing-cycles>3</meta:editing-cycles>
    <meta:generator>LibreOffice/6.0.2.1$Linux_X86_64 LibreOffice_project/00m0$Build-1</meta:generator>
    <meta:document-statistic meta:object-count="4"/>
  </office:meta>
</office:document-meta>
</file>